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List_20_Paragraph">
      <style:text-properties fo:font-weight="bold" fo:background-color="#000000" style:font-weight-asian="bold" style:font-weight-complex="bold"/>
    </style:style>
    <style:style style:name="P2" style:family="paragraph" style:parent-style-name="List_20_Paragraph">
      <style:text-properties fo:font-weight="bold" style:font-weight-asian="bold" style:font-weight-complex="bold"/>
    </style:style>
    <style:style style:name="P3" style:family="paragraph" style:parent-style-name="List_20_Paragraph">
      <style:text-properties style:text-underline-style="none" fo:font-weight="normal" style:font-weight-asian="normal" style:font-weight-complex="normal"/>
    </style:style>
    <style:style style:name="P4" style:family="paragraph" style:parent-style-name="List_20_Paragraph">
      <style:paragraph-properties fo:margin-left="2.498cm" fo:margin-right="0cm" fo:text-indent="0cm" style:auto-text-indent="false"/>
    </style:style>
    <style:style style:name="P5" style:family="paragraph" style:parent-style-name="Standard" style:list-style-name="WWNum1">
      <style:text-properties style:text-underline-style="solid" style:text-underline-width="auto" style:text-underline-color="font-color" fo:font-weight="normal" fo:background-color="#ff6600" style:font-weight-asian="normal" style:font-weight-complex="normal"/>
    </style:style>
    <style:style style:name="P6" style:family="paragraph" style:parent-style-name="Standard" style:master-page-name="Standard">
      <style:paragraph-properties fo:text-align="center" style:justify-single-word="false" style:page-number="auto"/>
      <style:text-properties fo:font-size="15pt" style:text-underline-style="solid" style:text-underline-width="auto" style:text-underline-color="font-color" fo:font-weight="bold" fo:background-color="#009933" style:font-size-asian="15pt" style:font-weight-asian="bold" style:font-size-complex="15pt" style:font-weight-complex="bold"/>
    </style:style>
    <style:style style:name="P7" style:family="paragraph" style:parent-style-name="List_20_Paragraph" style:list-style-name="WWNum1"/>
    <style:style style:name="P8" style:family="paragraph" style:parent-style-name="List_20_Paragraph" style:list-style-name="WWNum1">
      <style:text-properties style:text-underline-style="solid" style:text-underline-width="auto" style:text-underline-color="font-color" fo:font-weight="normal" fo:background-color="#ff6600" style:font-weight-asian="normal" style:font-weight-complex="normal"/>
    </style:style>
    <style:style style:name="P9" style:family="paragraph" style:parent-style-name="List_20_Paragraph" style:list-style-name="WWNum1">
      <style:text-properties style:text-underline-style="solid" style:text-underline-width="auto" style:text-underline-color="font-color" fo:background-color="#ff6600"/>
    </style:style>
    <style:style style:name="P10" style:family="paragraph" style:parent-style-name="List_20_Paragraph">
      <style:text-properties fo:color="#ffffff" fo:font-weight="bold" fo:background-color="#000000" style:font-weight-asian="bold"/>
    </style:style>
    <style:style style:name="P11" style:family="paragraph" style:parent-style-name="List_20_Paragraph" style:list-style-name="WWNum2"/>
    <style:style style:name="P12" style:family="paragraph" style:parent-style-name="List_20_Paragraph" style:list-style-name="L1">
      <style:text-properties fo:font-weight="bold" style:font-weight-asian="bold" style:font-weight-complex="bold"/>
    </style:style>
    <style:style style:name="P13" style:family="paragraph" style:parent-style-name="List_20_Paragraph" style:list-style-name="L1">
      <style:text-properties fo:font-weight="normal" style:font-weight-asian="normal" style:font-weight-complex="normal"/>
    </style:style>
    <style:style style:name="P14" style:family="paragraph" style:parent-style-name="List_20_Paragraph" style:list-style-name="WWNum1">
      <style:text-properties style:text-underline-style="none" fo:font-weight="bold" style:font-weight-asian="bold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9" style:family="text">
      <style:text-properties fo:font-style="normal" style:text-underline-style="solid" style:text-underline-width="auto" style:text-underline-color="font-color" fo:background-color="#ff6600" style:font-style-asian="normal" style:font-style-complex="normal"/>
    </style:style>
    <style:style style:name="T10" style:family="text">
      <style:text-properties fo:background-color="#ff6600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rocedimento de Abertura de Loja – Passo a passo</text:p>
      <text:p text:style-name="Standard"/>
      <text:p text:style-name="Standard">1°- <text:span text:style-name="T9">Checagens gerais:</text:span></text:p>
      <text:list xml:id="list724931981041967339" text:style-name="WWNum1">
        <text:list-item>
          <text:p text:style-name="P7">Leitura da ATA;</text:p>
        </text:list-item>
        <text:list-item>
          <text:p text:style-name="P7">Leitura do Check List de Rotina Batch do batch anterior;</text:p>
        </text:list-item>
        <text:list-item>
          <text:p text:style-name="P7">Visualização do E-mail;</text:p>
        </text:list-item>
        <text:list-item>
          <text:p text:style-name="P9">Verificação de link:</text:p>
        </text:list-item>
      </text:list>
      <text:p text:style-name="List_20_Paragraph">- <text:span text:style-name="T2">Ping –t srvsave</text:span></text:p>
      <text:p text:style-name="List_20_Paragraph">- <text:span text:style-name="T2">Tracert srvsave</text:span></text:p>
      <text:p text:style-name="List_20_Paragraph">- <text:span text:style-name="T2">Ping –t srvnotes</text:span></text:p>
      <text:list xml:id="list30498196" text:continue-numbering="true" text:style-name="WWNum1">
        <text:list-item>
          <text:p text:style-name="P9">Verificação de arquivo LN no diretório /fs1/integra;</text:p>
        </text:list-item>
      </text:list>
      <text:p text:style-name="List_20_Paragraph"><text:s text:c="4"/>- Arquivo LN sempre do dia anterior;</text:p>
      <text:list xml:id="list30499316" text:continue-numbering="true" text:style-name="WWNum1">
        <text:list-item>
          <text:p text:style-name="P9">Verificação da Data Online e Data Batch:</text:p>
        </text:list-item>
      </text:list>
      <text:p text:style-name="List_20_Paragraph">Entrar no Disparador de Jobs:</text:p>
      <text:p text:style-name="List_20_Paragraph"><text:tab/>Dfrun exe <text:span text:style-name="T2">sjbou02 </text:span></text:p>
      <text:p text:style-name="List_20_Paragraph">Visualizar e anotar datas.</text:p>
      <text:list xml:id="list30506671" text:continue-numbering="true" text:style-name="WWNum1">
        <text:list-item>
          <text:p text:style-name="P9">Verificar a porcentagem de uso do File Systems:</text:p>
        </text:list-item>
      </text:list>
      <text:p text:style-name="List_20_Paragraph">Logar no <text:span text:style-name="T1">srvsave180</text:span>;</text:p>
      <text:p text:style-name="List_20_Paragraph">Utilizar o comando <text:span text:style-name="T1">df</text:span>;</text:p>
      <text:p text:style-name="List_20_Paragraph">Anotar todas as porcentagens no Check List de Abertura;</text:p>
      <text:list xml:id="list30513884" text:continue-numbering="true" text:style-name="WWNum1">
        <text:list-item>
          <text:p text:style-name="P7"><text:span text:style-name="T10">Verificar arquivos no diretório:</text:span> <text:span text:style-name="T1">/fs1/integra/sftp/naoenviado</text:span><text:line-break/> <text:s text:c="55"/><text:span text:style-name="T1">/fs1/integra/ftp/naoenviado</text:span></text:p>
        </text:list-item>
      </text:list>
      <text:p text:style-name="List_20_Paragraph">Acessar o diretório com o comando <text:span text:style-name="T1">cd /fs1/integra/sftp/naoenviado</text:span></text:p>
      <text:p text:style-name="List_20_Paragraph">Dentro do diretório, liste o conteúdo. Se houver algo, mova-o para o diretório <text:span text:style-name="T1">/fs1/integra/sftp/enviar</text:span>.</text:p>
      <text:list xml:id="list30498670" text:continue-numbering="true" text:style-name="WWNum1">
        <text:list-item>
          <text:p text:style-name="P9">Conferir STATUS <text:s/>TPLinux / SOD-EOD (“Antes de iniciar as vendas nos PDV’s ”)</text:p>
        </text:list-item>
      </text:list>
      <text:p text:style-name="List_20_Paragraph">Logar no TPL_WEB pelo IP <text:a xlink:type="simple" xlink:href="http://10.120.117.1/" text:style-name="Internet_20_link" text:visited-style-name="Visited_20_Internet_20_Link"><text:span text:style-name="T1">http://10.120.117.1</text:span></text:a></text:p>
      <text:p text:style-name="P2">Webapp Basicas &gt; SOD/EOD</text:p>
      <text:p text:style-name="List_20_Paragraph">Se estiver desativado, ative-o clicando em <text:span text:style-name="T1">INICIAR</text:span>.</text:p>
      <text:list xml:id="list30520809" text:continue-numbering="true" text:style-name="WWNum1">
        <text:list-item>
          <text:p text:style-name="P9">Bloquear usuários:</text:p>
        </text:list-item>
      </text:list>
      <text:p text:style-name="List_20_Paragraph">Acesse o Disparador de Jobs</text:p>
      <text:p text:style-name="List_20_Paragraph"><text:soft-page-break/>Dispare o Job <text:span text:style-name="T2">SJBBLOQ</text:span></text:p>
      <text:p text:style-name="P1">OBS.: Usar somente caso algum usuário esteja,logado e evitar alguma alteração.</text:p>
      <text:p text:style-name="List_20_Paragraph">Volte para o /fs1/save</text:p>
      <text:p text:style-name="List_20_Paragraph">Utilize o comando <text:span text:style-name="T1">who –u</text:span> para visualizar quem encontra-se logado no sistema.</text:p>
      <text:p text:style-name="List_20_Paragraph">Utilize do comando <text:span text:style-name="T1">sudo kill -9</text:span> “<text:span text:style-name="T1">cód. Usuário</text:span>” para derrubar os usuários.</text:p>
      <text:list xml:id="list30521240" text:continue-numbering="true" text:style-name="WWNum1">
        <text:list-item>
          <text:p text:style-name="P9">Desabilitar Programas de Notas</text:p>
        </text:list-item>
      </text:list>
      <text:p text:style-name="List_20_Paragraph">Acesse o Disparador de Jobs</text:p>
      <text:p text:style-name="List_20_Paragraph">Dispare o Job <text:span text:style-name="T2">SJBNOTA</text:span></text:p>
      <text:p text:style-name="List_20_Paragraph">Volte para o /fs1/save</text:p>
      <text:p text:style-name="List_20_Paragraph">Utilize o comando <text:span text:style-name="T1">ps –ef | grep dfrun </text:span>para visualizar os programas que continuam abertos no sistema.</text:p>
      <text:p text:style-name="List_20_Paragraph">Utilize do comando <text:span text:style-name="T1">sudo kill -9</text:span> “<text:span text:style-name="T1">cód. programa</text:span>” para derrubar os programas.</text:p>
      <text:list xml:id="list30510625" text:continue-numbering="true" text:style-name="WWNum1">
        <text:list-item>
          <text:p text:style-name="P9">Executar o SJBAL20:</text:p>
        </text:list-item>
      </text:list>
      <text:p text:style-name="List_20_Paragraph">Acesse o Disparador de Jobs</text:p>
      <text:p text:style-name="List_20_Paragraph">Dfrun exe sjbou02</text:p>
      <text:p text:style-name="List_20_Paragraph">Rodar o programa <text:span text:style-name="T1">SJBAL20</text:span> – Efetivação de Inventário</text:p>
      <text:list xml:id="list30504693" text:continue-numbering="true" text:style-name="WWNum1">
        <text:list-item>
          <text:p text:style-name="P9">Consultar e anotar valor do Inventário:</text:p>
        </text:list-item>
      </text:list>
      <text:p text:style-name="List_20_Paragraph">Acesse a tela SINOI11, com o comando <text:span text:style-name="T1">dfrun exe sinoi11</text:span></text:p>
      <text:p text:style-name="P10">Em dias que não houverem balanço, ou em dias que a atividade foi cancelada, não se deve rodar o JOB, saltando para próxima atividade.</text:p>
      <text:list xml:id="list30521764" text:continue-numbering="true" text:style-name="WWNum1">
        <text:list-item>
          <text:p text:style-name="P9">Executar JOB de Abertura de Loja:</text:p>
        </text:list-item>
      </text:list>
      <text:p text:style-name="List_20_Paragraph">No disparador de Jobs, executar o Job <text:span text:style-name="T2">SJBABRE</text:span></text:p>
      <text:p text:style-name="List_20_Paragraph"><text:span text:style-name="T4">Retornar a Data Batch </text:span>sempre para o dia anterior.</text:p>
      <text:p text:style-name="List_20_Paragraph">“Se qualquer sequência apresentar problema, tire um print, salve-o”, e acione a Produção – Matriz.</text:p>
      <text:p text:style-name="List_20_Paragraph">(11) 2967-9666</text:p>
      <text:p text:style-name="List_20_Paragraph">(11) 2967-8226</text:p>
      <text:list xml:id="list30503635" text:continue-numbering="true" text:style-name="WWNum1">
        <text:list-item>
          <text:p text:style-name="P9">Habilitar os programas de notas <text:span text:style-name="T1">SVDOU23</text:span> -&gt; </text:p>
        </text:list-item>
      </text:list>
      <text:p text:style-name="List_20_Paragraph">Logar DB180#</text:p>
      <text:p text:style-name="List_20_Paragraph">Execute: <text:s/><text:span text:style-name="T1"><text:s/>dfrun exe svdou23</text:span></text:p>
      <text:list xml:id="list1078297938757922657" text:style-name="WWNum2">
        <text:list-item>
          <text:p text:style-name="P11"><text:span text:style-name="T1">SASOU25 , SVDOU25, SCDOU27, SASOU39, SASOU43, <text:s/>SASOU46 <text:s/>e SASOU47</text:span>.</text:p>
          <text:p text:style-name="P11"/>
        </text:list-item>
      </text:list>
      <text:list xml:id="list30513536" text:continue-list="list30503635" text:style-name="WWNum1">
        <text:list-item>
          <text:p text:style-name="P9"><text:soft-page-break/>Desbloquear o sistema:</text:p>
        </text:list-item>
      </text:list>
      <text:p text:style-name="List_20_Paragraph">Logar no servidor <text:span text:style-name="T1">DB180</text:span></text:p>
      <text:p text:style-name="List_20_Paragraph">Execute: <text:s/><text:span text:style-name="T1">dfrun exe sadbu02 1 180</text:span></text:p>
      <text:list xml:id="list30502139" text:continue-numbering="true" text:style-name="WWNum1">
        <text:list-item>
          <text:p text:style-name="P9">Ligar a Rádio:</text:p>
        </text:list-item>
      </text:list>
      <text:p text:style-name="List_20_Paragraph">Acessar a sala de servidores</text:p>
      <text:p text:style-name="List_20_Paragraph">Ligar o micro da rádio.<text:bookmark text:name="_GoBack"/></text:p>
      <text:list xml:id="list30515572" text:continue-numbering="true" text:style-name="WWNum1">
        <text:list-item>
          <text:p text:style-name="P9">Rodar shell abertura</text:p>
        </text:list-item>
      </text:list>
      <text:p text:style-name="List_20_Paragraph">Acessar o servidor <text:s/><text:span text:style-name="T2">srvsave180 <text:s/></text:span><text:span text:style-name="T3">e digite os comandos:</text:span></text:p>
      <text:list xml:id="list1643665071559089890" text:style-name="L1">
        <text:list-item>
          <text:p text:style-name="P12">abertura</text:p>
          <text:list>
            <text:list-header>
              <text:p text:style-name="P13">exectue, Enter.</text:p>
            </text:list-header>
          </text:list>
        </text:list-item>
        <text:list-item>
          <text:p text:style-name="P12">verifica</text:p>
          <text:list>
            <text:list-header>
              <text:p text:style-name="P13">Se arquivos das filiais foram enviados.</text:p>
            </text:list-header>
          </text:list>
        </text:list-item>
        <text:list-item>
          <text:p text:style-name="P12">regional</text:p>
          <text:list>
            <text:list-header>
              <text:p text:style-name="P13">Colocar data anterior do Batch; depois retorne data atual.</text:p>
            </text:list-header>
          </text:list>
        </text:list-item>
      </text:list>
      <text:list xml:id="list30516993" text:continue-list="list30515572" text:style-name="WWNum1">
        <text:list-item>
          <text:p text:style-name="P9">Rodar arquivos <text:s/>“<text:span text:style-name="T2">.bat</text:span>”</text:p>
          <text:p text:style-name="P14">- Regional</text:p>
          <text:p text:style-name="P14">-W180EST001</text:p>
          <text:p text:style-name="P14">-W180GER001</text:p>
        </text:list-item>
      </text:list>
      <text:p text:style-name="P3"/>
      <text:list xml:id="list30498405" text:continue-numbering="true" text:style-name="WWNum1">
        <text:list-item>
          <text:p text:style-name="P8">Verificações <text:s/>de rotina:</text:p>
        </text:list-item>
      </text:list>
      <text:p text:style-name="P3">Sistema Rub</text:p>
      <text:p text:style-name="P3">Ar-condicionada</text:p>
      <text:p text:style-name="P3">No-Breaks</text:p>
      <text:p text:style-name="P3">Leds nos Servidores</text:p>
      <text:p text:style-name="P3">E-mails de NF-e com ERRO</text:p>
      <text:p text:style-name="P3">Semáfaro de NF-e</text:p>
      <text:p text:style-name="List_20_Paragraph"><text:span text:style-name="T6">CSC – Central de Serviço e Chamados (</text:span><text:span text:style-name="T5">Portal Atacadão</text:span><text:span text:style-name="T6">)</text:span></text:p>
      <text:list xml:id="list30510412" text:continue-numbering="true" text:style-name="WWNum1">
        <text:list-item>
          <text:p text:style-name="P5">Realizar Check-list diário (Balanças, PDVs <text:s/>e Tira-teimas)</text:p>
        </text:list-item>
      </text:list>
      <text:p text:style-name="Standard"><text:tab/><text:tab/></text:p>
      <text:p text:style-name="Standard"/>
      <text:p text:style-name="Standard"/>
      <text:p text:style-name="P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t" fo:country="B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" text:bullet-char="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" text:bullet-char="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hnny de Freitas Caldeira</meta:initial-creator>
    <meta:editing-cycles>8</meta:editing-cycles>
    <meta:creation-date>2018-05-02T15:40:00</meta:creation-date>
    <dc:date>2018-05-04T10:31:02.15</dc:date>
    <meta:editing-duration>PT1H46M35S</meta:editing-duration>
    <meta:generator>OpenOffice/4.1.3$Win32 OpenOffice.org_project/413m1$Build-9783</meta:generator>
    <meta:document-statistic meta:table-count="0" meta:image-count="0" meta:object-count="0" meta:page-count="4" meta:paragraph-count="84" meta:word-count="506" meta:character-count="3094"/>
    <meta:user-defined meta:name="AppVersion">16.00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